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93b6e" officeooo:paragraph-rsid="00193b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a. 83.1 GB</text:p>
      <text:p text:style-name="P1">3b. 5</text:p>
      <text:p text:style-name="P1">3c. 11 TB</text:p>
      <text:p text:style-name="P1">3d. 1980-2020 skipping two years (ex. 1980, 1982, etc.)</text:p>
      <text:p text:style-name="P1">3e. Los Angeles, Oakland, Pacific Grove, San Diego, San Francis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18:01:48.200405343</meta:creation-date>
    <dc:date>2019-08-21T18:02:24.270542376</dc:date>
    <meta:editing-duration>PT36S</meta:editing-duration>
    <meta:editing-cycles>1</meta:editing-cycles>
    <meta:document-statistic meta:table-count="0" meta:image-count="0" meta:object-count="0" meta:page-count="1" meta:paragraph-count="5" meta:word-count="27" meta:character-count="145" meta:non-whitespace-character-count="123"/>
    <meta:generator>LibreOffice/5.3.6.1$Linux_X86_64 LibreOffice_project/30$Build-1</meta:generator>
  </office:meta>
</office:document-meta>
</file>